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/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ofessor</text:p>
          </table:table-cell>
          <table:table-cell table:style-name="Default" office:value-type="string" calcext:value-type="string">
            <text:p>Classe</text:p>
          </table:table-cell>
        </table:table-row>
        <table:table-row table:style-name="ro1">
          <table:table-cell office:value-type="string" calcext:value-type="string">
            <text:p>Matemátic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d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hil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o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inthy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aud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duard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rinald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eruz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onard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cian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cel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cu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ia Luc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fae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ic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essandro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glês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3" loext:min-decimal-places="3" number:min-integer-digits="1" number:grouping="true"/>
    </number:number-style>
    <number:number-style style:name="N109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7">00/00/0000</text:date>, <text:time style:data-style-name="N2" text:time-value="23:56:43.14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5T16:33:59.854056528</meta:creation-date>
    <meta:generator>LibreOffice/6.1.1.2$Windows_X86_64 LibreOffice_project/5d19a1bfa650b796764388cd8b33a5af1f5baa1b</meta:generator>
    <dc:date>2018-09-27T00:03:44.399000000</dc:date>
    <meta:editing-duration>PT35M34S</meta:editing-duration>
    <meta:editing-cycles>26</meta:editing-cycles>
    <meta:document-statistic meta:table-count="1" meta:cell-count="38" meta:object-count="0"/>
  </office:meta>
</office:document-meta>
</file>